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Header">
      <style:text-properties fo:font-size="9pt" style:font-size-asian="9pt"/>
    </style:style>
    <style:style style:name="T1" style:family="text">
      <style:text-properties fo:font-size="9pt" style:font-size-asian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>Dear Hiring Manager(s) and PHP Development Team,</text:p>
      <text:p text:style-name="Standard"/>
      <text:p text:style-name="Standard">Breakpoint. Send all other git repo Hacker Applications to the recycle bin; this is the last application you will need to pull. <text:s/>My name is Noah Duncan; I am an electrical engineer by education, but a web designer and developer at heart. <text:s/></text:p>
      <text:p text:style-name="Standard"/>
      <text:p text:style-name="Standard">Hold on a minute, did you just read that I have a degree in engineering, not in PHP or computer science? <text:s/>It is true; but less formal schooling is a strong point to my favor. <text:s/>The things I know haven’t been stuffed into my brain by university faculty during the years of exploration of independence. <text:s/>I have chosen, carefully and consciously, to learn how to program, what languages to program in, and how to implement best practices into my coding. When it comes to web design, I am self-taught and self-motivated. My aptitude for web programming is second to none. <text:s/></text:p>
      <text:p text:style-name="Standard"/>
      <text:p text:style-name="Standard">Why me? What sets me apart from the rest? <text:s/>Simple, I am not the rest. I do not belong to a mindset, a structure, or a class. <text:s/>I do not fit into a box, a vector, or a matrix. <text:s/>I am neither Mac nor Windows, IPA nor stout, nor freezing nor boiling. <text:s/>I reside in between. <text:s/>I am Linux; I am amber ale; I am the moderate temperature that allowed life to form in a pool of lukewarm water. <text:s/>Here is why: I am logical; programming and engineering minds require logic. <text:s/>I am musical; I started playing music when I was 3 years old and still play today. <text:s/>I am active; martial arts, rock climbing, Nordic skiing are all passions. <text:s/>I am meditative; I think a lot about what I am doing and how to break things into simpler parts. <text:s/>I am experienced; I started writing my first c code in 6th grade, 14 years ago; my first web site 10 years ago. <text:s/>I am a fledgling; I push to learn new languages, new styles, and new approaches to problems. <text:s/>I am plastic enough to be molded to any task, but stout enough to make a stand for my ideas.</text:p>
      <text:p text:style-name="Standard"/>
      <text:p text:style-name="Standard">When you peruse my resume, you will find that in each job I have held, I have done some work in web development. <text:s/>I have created scripts, web sites, and applications in PHP each with the notion that the end users are of all skill sets. <text:s/>That means that the design has to be intuitive, clean, and easy to navigate. <text:s/>I achieve this by implementing different languages and technologies: primarily PHP, Ruby, MySQL, AJAX, Javascript, CSS, and HTML.</text:p>
      <text:p text:style-name="Standard"/>
      <text:p text:style-name="Standard">Why Sparkfun? I believe that I can prove to be an asset at Sparkfun in many ways. <text:s/>While I am looking to find a job where I have the opportunity to do more coding than I do now, my education means that I could be tasked to PHP and to electrical engineering projects. <text:s/>At companies like Sparkfun, where dynamic, flexible employees on staff are necessary; someone who can work on both electronics and web design would be a great addition. <text:s/>I am that.</text:p>
      <text:p text:style-name="Standard"/>
      <text:p text:style-name="Standard">I look forward to hearing from you soon.</text:p>
      <text:p text:style-name="Standard"/>
      <text:p text:style-name="Standard">Best Regards,</text:p>
      <text:p text:style-name="Standard">Noah Dunc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font-size="9pt" style:font-size-asian="9pt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>Noah Duncan</text:p>
        <text:p text:style-name="MP1">33 South Boulder Cir Apt 116</text:p>
        <text:p text:style-name="MP1">Boulder, CO 80303</text:p>
        <text:p text:style-name="MP1">noah.duncan@gmail.com</text:p>
        <text:p text:style-name="MP1">260.417.0229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Dear Hiring Manager(s) and PHP Development Team,</dc:title>
    <meta:initial-creator>Noah</meta:initial-creator>
    <meta:creation-date>2011-01-16T22:59:00</meta:creation-date>
    <dc:creator>Noah</dc:creator>
    <dc:date>2011-01-27T18:36:00</dc:date>
    <meta:editing-cycles>4</meta:editing-cycles>
    <meta:editing-duration>P1DT1H37M</meta:editing-duration>
    <meta:document-statistic meta:table-count="0" meta:image-count="0" meta:object-count="0" meta:page-count="1" meta:paragraph-count="14" meta:word-count="535" meta:character-count="2916"/>
    <meta:generator>OpenOffice.org/3.3$Win32 OpenOffice.org_project/330m20$Build-9567</meta:generator>
  </office:meta>
</office:document-meta>
</file>